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Textbody" style:family="paragraph"/>
    <style:style style:name="P8" style:parent-style-name="Titre4" style:family="paragraph">
      <style:text-properties style:font-name="Times New Roman" fo:font-weight="normal" style:font-weight-asian="normal" style:font-weight-complex="normal" fo:font-style="normal" style:font-style-asian="normal" style:font-style-complex="normal"/>
    </style:style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</office:automatic-styles>
  <office:body>
    <office:text text:use-soft-page-breaks="true">
      <text:h text:style-name="P1" text:outline-level="1">TP6 : Tests<text:s/>fonctionnels</text:h>
      <text:p text:style-name="Standard"/>
      <text:p text:style-name="Standard">Dans ce TP, nous allons utiliser les différents éléments assertions proposés par JMeter</text:p>
      <text:p text:style-name="Standard"/>
      <text:p text:style-name="Standard"/>
      <text:p text:style-name="Standard">Les cas de tests suivants s’appliquent à la partie Web:</text:p>
      <text:list text:style-name="LFO1" text:continue-numbering="true">
        <text:list-item>
          <text:p text:style-name="P2">TC1 : Toutes les URLs ont une taille inférieure à 100ko</text:p>
        </text:list-item>
        <text:list-item>
          <text:p text:style-name="P3">TC2 : Toutes les URLs ont bien une balise Title</text:p>
        </text:list-item>
        <text:list-item>
          <text:p text:style-name="P4">TC3 : Lorsque l'utilisateur saisit un mauvais mot de passe, il est redirigé vers la page de login avec un message d'erreur</text:p>
        </text:list-item>
        <text:list-item>
          <text:p text:style-name="P5">TC4 : Authentification réussie : Lorsque l'utilisateur saisit un bon login/mot de passe, il est redirigé vers la page d’accueil .</text:p>
        </text:list-item>
        <text:list-item>
          <text:p text:style-name="P6">TC5 : Toutes les réponses sont encodées en UTF-8</text:p>
        </text:list-item>
        <text:list-item>
          <text:p text:style-name="P7">TC6 : L’édition d’un produit contient un champ caché contenant l’ID</text:p>
        </text:list-item>
      </text:list>
      <text:h text:style-name="P8" text:outline-level="4">Les cas de tests suivants s’appliquent à la partie Rest :</text:h>
      <text:list text:style-name="LFO2" text:continue-numbering="true">
        <text:list-item>
          <text:p text:style-name="P9">TC1 : Si le jeton de n’est pas valide, le code retour est 403</text:p>
        </text:list-item>
        <text:list-item>
          <text:p text:style-name="P10">TC2 : Lors de l’ajout d’un nouveau produit, l’id est retourné</text:p>
        </text:list-item>
        <text:list-item>
          <text:p text:style-name="P11">TC3 : Le nom du produit est correctement retourné</text:p>
        </text:list-item>
      </text:list>
      <text:h text:style-name="Titre4" text:outline-level="4"/>
      <text:p text:style-name="Textbody">Créer un nouveau plan de test qui permettra de valider ces différents cas de tests utiliser les bons récepteurs</text:p>
      <text:h text:style-name="Titre4" text:outline-level="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 </meta:initial-creator>
    <dc:creator>Administrateur</dc:creator>
    <meta:creation-date>2013-06-21T10:15:00Z</meta:creation-date>
    <dc:date>2020-04-07T12:15:00Z</dc:date>
    <meta:template xlink:href="Normal" xlink:type="simple"/>
    <meta:editing-cycles>35</meta:editing-cycles>
    <meta:editing-duration>PT147840S</meta:editing-duration>
    <meta:document-statistic meta:page-count="1" meta:paragraph-count="1" meta:word-count="152" meta:character-count="992" meta:row-count="7" meta:non-whitespace-character-count="841"/>
  </office:meta>
</office:document-meta>
</file>